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en" fo:country="US" style:text-underline-style="solid" style:text-underline-width="auto" style:text-underline-color="font-color" fo:font-weight="bold" officeooo:rsid="000e61bc" officeooo:paragraph-rsid="000e61bc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en" fo:country="US" officeooo:rsid="000e61bc" officeooo:paragraph-rsid="000e61bc"/>
    </style:style>
    <style:style style:name="P3" style:family="paragraph" style:parent-style-name="Standard">
      <style:text-properties fo:language="en" fo:country="US" officeooo:rsid="000e61bc" officeooo:paragraph-rsid="000e845d"/>
    </style:style>
    <style:style style:name="P4" style:family="paragraph" style:parent-style-name="Standard">
      <style:text-properties fo:language="en" fo:country="US" fo:font-weight="bold" officeooo:rsid="000e845d" officeooo:paragraph-rsid="000e845d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0e61bc" officeooo:paragraph-rsid="000e845d" style:font-weight-asian="bold" style:font-weight-complex="bold"/>
    </style:style>
    <style:style style:name="P6" style:family="paragraph" style:parent-style-name="Standard">
      <style:text-properties style:font-name="Consolas" fo:font-size="10pt" fo:language="en" fo:country="US" officeooo:rsid="000e61bc" officeooo:paragraph-rsid="000e61bc" style:font-size-asian="10pt" style:font-size-complex="10pt"/>
    </style:style>
    <style:style style:name="P7" style:family="paragraph" style:parent-style-name="Standard">
      <style:text-properties style:font-name="Liberation Serif" fo:font-size="12pt" fo:language="en" fo:country="US" fo:font-weight="bold" officeooo:rsid="000e845d" officeooo:paragraph-rsid="000e845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style:font-name="Liberation Serif" fo:font-size="12pt" style:font-size-asian="10.5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text-properties style:font-name="Consolas" fo:font-size="10pt" fo:language="en" fo:country="US" fo:font-weight="normal" officeooo:rsid="000e61bc" officeooo:paragraph-rsid="000e845d" style:font-size-asian="10pt" style:font-weight-asian="normal" style:font-size-complex="10pt" style:font-weight-complex="normal"/>
    </style:style>
    <style:style style:name="P11" style:family="paragraph" style:parent-style-name="Standard">
      <style:text-properties fo:language="en" fo:country="US" officeooo:rsid="000e61bc" officeooo:paragraph-rsid="000e845d"/>
    </style:style>
    <style:style style:name="T1" style:family="text">
      <style:text-properties fo:color="#008080" style:font-name="Consolas1"/>
    </style:style>
    <style:style style:name="T2" style:family="text">
      <style:text-properties fo:color="#3f7f7f" style:font-name="Consolas1"/>
    </style:style>
    <style:style style:name="T3" style:family="text">
      <style:text-properties style:font-name="Consolas1"/>
    </style:style>
    <style:style style:name="T4" style:family="text">
      <style:text-properties fo:color="#7f007f" style:font-name="Consolas1"/>
    </style:style>
    <style:style style:name="T5" style:family="text">
      <style:text-properties fo:color="#000000" style:font-name="Consolas1"/>
    </style:style>
    <style:style style:name="T6" style:family="text">
      <style:text-properties fo:color="#2a00ff" style:font-name="Consolas1" fo:font-style="italic" style:font-style-asian="italic"/>
    </style:style>
    <style:style style:name="T7" style:family="text">
      <style:text-properties officeooo:rsid="000e845d"/>
    </style:style>
    <style:style style:name="T8" style:family="text">
      <style:text-properties fo:color="#990000" style:font-name="Consolas1" fo:font-style="italic" style:text-underline-style="none" fo:font-weight="bold" style:font-style-asian="italic" style:font-weight-asian="bold" style:font-weight-complex="bold"/>
    </style:style>
    <style:style style:name="T9" style:family="text">
      <style:text-properties fo:color="#990000" style:font-name="Consolas1" fo:font-style="italic" style:text-underline-style="none" fo:font-weight="bold" officeooo:rsid="000e845d" style:font-style-asian="itali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ssi-Shneiderman Diagram Generator</text:p>
      <text:p text:style-name="P2"/>
      <text:p text:style-name="P2">The Nassi-Shneiderman Diagram Generator is a command line utility which converts xml documents describing the structure of a Nassi-Shneiderman diagram into png files displaying said diagrams.</text:p>
      <text:p text:style-name="P2"/>
      <text:p text:style-name="P4">1. Requirements</text:p>
      <text:p text:style-name="P2"/>
      <text:p text:style-name="P2">To use the generator Java 7 needs to be properly installed and accessible from the command line. A good xml editor is recommended.</text:p>
      <text:p text:style-name="P2"/>
      <text:p text:style-name="P5"><text:span text:style-name="T7">2. </text:span>Usage</text:p>
      <text:p text:style-name="P5"/>
      <text:p text:style-name="P4">2.1 Creating the XML Files</text:p>
      <text:p text:style-name="P4"/>
      <text:p text:style-name="P4">2.1.1 The XML Schema</text:p>
      <text:p text:style-name="P4"/>
      <text:p text:style-name="P3">The file nsdg.xml contains the schema for the xml files. If you want to, you can include it in your document like this:</text:p>
      <text:p text:style-name="P3"/>
      <text:p text:style-name="P10"><text:span text:style-name="T1">&lt;</text:span><text:span text:style-name="T2">diagram</text:span><text:span text:style-name="T3"> </text:span><text:span text:style-name="T4">xmlns</text:span><text:span text:style-name="T5">=</text:span><text:span text:style-name="T6">"http://greenlightning.eu/nsdg"</text:span></text:p>
      <text:p text:style-name="P9"><text:span text:style-name="T3"><text:tab/></text:span><text:span text:style-name="T4">xmlns:xsi</text:span><text:span text:style-name="T5">=</text:span><text:span text:style-name="T6">"http://www.w3.org/2001/XMLSchema-instance"</text:span></text:p>
      <text:p text:style-name="P9"><text:span text:style-name="T3"><text:tab/></text:span><text:span text:style-name="T4">xsi:schemaLocation</text:span><text:span text:style-name="T5">=</text:span><text:span text:style-name="T6">"http://greenlightning.eu/nsdg </text:span><text:span text:style-name="T9">path/to/your</text:span><text:span text:style-name="T8">/</text:span><text:span text:style-name="T6">nsdg.xml"</text:span><text:span text:style-name="T1">&gt;</text:span></text:p>
      <text:p text:style-name="P8"/>
      <text:p text:style-name="P7">2.1.2 Available Tags</text:p>
      <text:p text:style-name="P7"/>
      <text:p text:style-name="P7">2.2 Generating the PNG Files</text:p>
      <text:p text:style-name="P7"/>
      <text:p text:style-name="P3">Call the generator like this:</text:p>
      <text:p text:style-name="P2"/>
      <text:p text:style-name="P6">java -jar nsdg.jar &lt;path-to-xml-file&gt;...</text:p>
      <text:p text:style-name="P2"/>
      <text:p text:style-name="P2">You can specify multiple xml files separated by spaces and they will be handled individually, one after another.</text:p>
      <text:p text:style-name="P2"/>
      <text:p text:style-name="P3">The generator will put the png files in the same directory and give it the same name as the original xml file, but with the png file extension instead.</text:p>
      <text:p text:style-name="P3"/>
      <text:p text:style-name="P5">Files will be overwritten without warning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21:29:25.849000000</meta:creation-date>
    <dc:date>2014-09-16T21:58:27.110000000</dc:date>
    <meta:editing-duration>PT8M44S</meta:editing-duration>
    <meta:editing-cycles>2</meta:editing-cycles>
    <meta:generator>LibreOffice/4.3.1.2$Windows_x86 LibreOffice_project/958349dc3b25111dbca392fbc281a05559ef6848</meta:generator>
    <meta:document-statistic meta:table-count="0" meta:image-count="0" meta:object-count="0" meta:page-count="1" meta:paragraph-count="18" meta:word-count="163" meta:character-count="1140" meta:non-whitespace-character-count="993"/>
  </office:meta>
</office:document-meta>
</file>